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Shabnam" svg:font-family="Shabna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Shabnam" style:font-name-complex="Shabnam"/>
    </style:style>
    <style:style style:name="P2" style:family="paragraph" style:parent-style-name="Standard">
      <style:paragraph-properties fo:text-align="justify" style:justify-single-word="false" style:writing-mode="rl-tb"/>
      <style:text-properties style:font-name="Shabnam" officeooo:rsid="0006c3cf" officeooo:paragraph-rsid="0009900f" style:font-name-complex="Shabnam"/>
    </style:style>
    <style:style style:name="P3" style:family="paragraph" style:parent-style-name="Standard">
      <style:paragraph-properties fo:text-align="justify" style:justify-single-word="false" style:writing-mode="rl-tb"/>
      <style:text-properties style:font-name="Shabnam" officeooo:rsid="0006c3cf" officeooo:paragraph-rsid="00135141" style:font-name-complex="Shabnam"/>
    </style:style>
    <style:style style:name="P4" style:family="paragraph" style:parent-style-name="Standard">
      <style:paragraph-properties fo:text-align="justify" style:justify-single-word="false" style:writing-mode="rl-tb"/>
      <style:text-properties style:font-name="Shabnam" officeooo:rsid="0006c3cf" officeooo:paragraph-rsid="002ceda2" style:font-name-complex="Shabnam"/>
    </style:style>
    <style:style style:name="P5" style:family="paragraph" style:parent-style-name="Standard">
      <style:paragraph-properties fo:text-align="justify" style:justify-single-word="false" style:writing-mode="rl-tb"/>
      <style:text-properties style:font-name="Shabnam" officeooo:paragraph-rsid="003db2f4" style:font-name-complex="Shabnam"/>
    </style:style>
    <style:style style:name="P6" style:family="paragraph" style:parent-style-name="Standard">
      <style:paragraph-properties fo:text-align="justify" style:justify-single-word="false" style:writing-mode="rl-tb"/>
      <style:text-properties style:font-name="Shabnam" officeooo:paragraph-rsid="003f8a5e" style:font-name-complex="Shabnam"/>
    </style:style>
    <style:style style:name="P7" style:family="paragraph" style:parent-style-name="Standard">
      <style:paragraph-properties fo:text-align="justify" style:justify-single-word="false" style:writing-mode="rl-tb"/>
      <style:text-properties style:font-name="Shabnam" officeooo:rsid="0009d135" officeooo:paragraph-rsid="0009d135" style:font-name-complex="Shabnam"/>
    </style:style>
    <style:style style:name="P8" style:family="paragraph" style:parent-style-name="Standard">
      <style:paragraph-properties fo:text-align="end" style:justify-single-word="false" style:writing-mode="rl-tb"/>
      <style:text-properties style:font-name="Shabnam" officeooo:rsid="00122808" officeooo:paragraph-rsid="00122808" style:font-name-complex="Shabnam"/>
    </style:style>
    <style:style style:name="P9" style:family="paragraph" style:parent-style-name="Standard">
      <style:paragraph-properties fo:text-align="end" style:justify-single-word="false" style:writing-mode="rl-tb"/>
      <style:text-properties style:font-name="Shabnam" officeooo:rsid="00122808" officeooo:paragraph-rsid="003ca7dd" style:font-name-complex="Shabnam"/>
    </style:style>
    <style:style style:name="P10" style:family="paragraph" style:parent-style-name="Standard">
      <style:paragraph-properties fo:text-align="end" style:justify-single-word="false" style:writing-mode="rl-tb"/>
      <style:text-properties style:font-name="Shabnam" officeooo:rsid="00135141" officeooo:paragraph-rsid="00135141" style:font-name-complex="Shabnam"/>
    </style:style>
    <style:style style:name="P11" style:family="paragraph" style:parent-style-name="Standard">
      <style:paragraph-properties fo:text-align="end" style:justify-single-word="false" style:writing-mode="rl-tb"/>
      <style:text-properties style:font-name="Shabnam" officeooo:rsid="00135141" officeooo:paragraph-rsid="003f8a5e" style:font-name-complex="Shabnam"/>
    </style:style>
    <style:style style:name="P12" style:family="paragraph" style:parent-style-name="Standard">
      <style:paragraph-properties fo:text-align="end" style:justify-single-word="false" style:writing-mode="rl-tb"/>
      <style:text-properties style:font-name="Shabnam" officeooo:rsid="0017afbe" officeooo:paragraph-rsid="0017afbe" style:font-name-complex="Shabnam"/>
    </style:style>
    <style:style style:name="P13" style:family="paragraph" style:parent-style-name="Standard">
      <style:paragraph-properties fo:text-align="end" style:justify-single-word="false" style:writing-mode="rl-tb"/>
      <style:text-properties style:font-name="Shabnam" officeooo:rsid="0017afbe" officeooo:paragraph-rsid="003f8a5e" style:font-name-complex="Shabnam"/>
    </style:style>
    <style:style style:name="P14" style:family="paragraph" style:parent-style-name="Standard">
      <style:paragraph-properties fo:text-align="end" style:justify-single-word="false" style:writing-mode="rl-tb"/>
      <style:text-properties style:font-name="Shabnam" officeooo:rsid="001ad68b" officeooo:paragraph-rsid="001ad68b" style:font-name-complex="Shabnam"/>
    </style:style>
    <style:style style:name="P15" style:family="paragraph" style:parent-style-name="Standard">
      <style:paragraph-properties fo:text-align="justify" style:justify-single-word="false" style:writing-mode="rl-tb"/>
      <style:text-properties style:font-name="Shabnam" officeooo:rsid="001ad68b" officeooo:paragraph-rsid="003f8a5e" style:font-name-complex="Shabnam"/>
    </style:style>
    <style:style style:name="P16" style:family="paragraph" style:parent-style-name="Standard">
      <style:paragraph-properties fo:text-align="end" style:justify-single-word="false" style:writing-mode="rl-tb"/>
      <style:text-properties style:font-name="Shabnam" officeooo:rsid="002230de" officeooo:paragraph-rsid="002230de" style:font-name-complex="Shabnam"/>
    </style:style>
    <style:style style:name="P17" style:family="paragraph" style:parent-style-name="Standard">
      <style:paragraph-properties fo:text-align="end" style:justify-single-word="false" style:writing-mode="rl-tb"/>
      <style:text-properties style:font-name="Shabnam" officeooo:rsid="00237352" officeooo:paragraph-rsid="002230de" style:font-name-complex="Shabnam"/>
    </style:style>
    <style:style style:name="P18" style:family="paragraph" style:parent-style-name="Standard">
      <style:paragraph-properties fo:text-align="end" style:justify-single-word="false" style:writing-mode="rl-tb"/>
      <style:text-properties style:font-name="Shabnam" officeooo:rsid="002bb554" officeooo:paragraph-rsid="002bb554" style:font-name-complex="Shabnam"/>
    </style:style>
    <style:style style:name="P19" style:family="paragraph" style:parent-style-name="Standard">
      <style:paragraph-properties fo:text-align="end" style:justify-single-word="false" style:writing-mode="rl-tb"/>
      <style:text-properties style:font-name="Shabnam" officeooo:rsid="002bb554" officeooo:paragraph-rsid="002ceda2" style:font-name-complex="Shabnam"/>
    </style:style>
    <style:style style:name="P20" style:family="paragraph" style:parent-style-name="Standard">
      <style:paragraph-properties fo:text-align="end" style:justify-single-word="false" style:writing-mode="rl-tb"/>
      <style:text-properties style:font-name="Shabnam" officeooo:rsid="002ceda2" officeooo:paragraph-rsid="002ceda2" style:font-name-complex="Shabnam"/>
    </style:style>
    <style:style style:name="P21" style:family="paragraph" style:parent-style-name="Standard">
      <style:paragraph-properties fo:text-align="end" style:justify-single-word="false" style:writing-mode="rl-tb"/>
      <style:text-properties style:font-name="Shabnam" officeooo:rsid="002ceda2" officeooo:paragraph-rsid="002d33f5" style:font-name-complex="Shabnam"/>
    </style:style>
    <style:style style:name="P22" style:family="paragraph" style:parent-style-name="Standard">
      <style:paragraph-properties fo:text-align="end" style:justify-single-word="false" style:writing-mode="rl-tb"/>
      <style:text-properties style:font-name="Shabnam" officeooo:rsid="002ea3a0" officeooo:paragraph-rsid="002ea3a0" style:font-name-complex="Shabnam"/>
    </style:style>
    <style:style style:name="P23" style:family="paragraph" style:parent-style-name="Standard">
      <style:paragraph-properties fo:text-align="end" style:justify-single-word="false" style:writing-mode="rl-tb"/>
      <style:text-properties style:font-name="Shabnam" officeooo:rsid="002f25ea" officeooo:paragraph-rsid="00338ae0" style:font-name-complex="Shabnam"/>
    </style:style>
    <style:style style:name="P24" style:family="paragraph" style:parent-style-name="Standard">
      <style:paragraph-properties fo:text-align="justify" style:justify-single-word="false" style:writing-mode="rl-tb"/>
      <style:text-properties style:font-name="Shabnam" fo:font-weight="normal" officeooo:rsid="0006c3cf" officeooo:paragraph-rsid="000a58a4" style:font-weight-asian="normal" style:font-name-complex="Shabnam" style:font-weight-complex="normal"/>
    </style:style>
    <style:style style:name="P25" style:family="paragraph" style:parent-style-name="Standard">
      <style:paragraph-properties fo:text-align="justify" style:justify-single-word="false" style:writing-mode="rl-tb"/>
      <style:text-properties style:font-name="Shabnam" fo:font-weight="normal" officeooo:rsid="0006c3cf" officeooo:paragraph-rsid="002a1236" style:font-weight-asian="normal" style:font-name-complex="Shabnam" style:font-weight-complex="normal"/>
    </style:style>
    <style:style style:name="P26" style:family="paragraph" style:parent-style-name="Standard">
      <style:paragraph-properties fo:text-align="end" style:justify-single-word="false" style:writing-mode="rl-tb"/>
      <style:text-properties style:font-name="Shabnam" fo:font-weight="normal" officeooo:rsid="0006c3cf" officeooo:paragraph-rsid="00454488" style:font-weight-asian="normal" style:font-name-complex="Shabnam" style:font-weight-complex="normal"/>
    </style:style>
    <style:style style:name="P27" style:family="paragraph" style:parent-style-name="Standard">
      <style:paragraph-properties fo:text-align="justify" style:justify-single-word="false" style:writing-mode="rl-tb"/>
      <style:text-properties style:font-name="Shabnam" fo:font-weight="normal" officeooo:rsid="000a58a4" officeooo:paragraph-rsid="000a58a4" style:font-weight-asian="normal" style:font-name-complex="Shabnam" style:font-weight-complex="normal"/>
    </style:style>
    <style:style style:name="P28" style:family="paragraph" style:parent-style-name="Standard">
      <style:paragraph-properties fo:text-align="justify" style:justify-single-word="false" style:writing-mode="rl-tb"/>
      <style:text-properties style:font-name="Shabnam" fo:font-weight="normal" officeooo:paragraph-rsid="003ca7dd" style:font-weight-asian="normal" style:font-name-complex="Shabnam" style:font-weight-complex="normal"/>
    </style:style>
    <style:style style:name="P29" style:family="paragraph" style:parent-style-name="Standard">
      <style:paragraph-properties fo:text-align="start" style:justify-single-word="false" style:writing-mode="rl-tb"/>
      <style:text-properties style:font-name="Shabnam" fo:font-weight="normal" style:font-weight-asian="normal" style:font-name-complex="Shabnam" style:font-weight-complex="normal"/>
    </style:style>
    <style:style style:name="P30" style:family="paragraph" style:parent-style-name="Standard">
      <style:paragraph-properties fo:text-align="end" style:justify-single-word="false" style:writing-mode="rl-tb"/>
      <style:text-properties style:font-name="Shabnam" fo:font-weight="normal" style:font-weight-asian="normal" style:font-name-complex="Shabnam" style:font-weight-complex="normal"/>
    </style:style>
    <style:style style:name="P31" style:family="paragraph" style:parent-style-name="Standard">
      <style:paragraph-properties fo:text-align="end" style:justify-single-word="false" style:writing-mode="rl-tb"/>
      <style:text-properties style:font-name="Shabnam" fo:font-weight="normal" officeooo:paragraph-rsid="000a58a4" style:font-weight-asian="normal" style:font-name-complex="Shabnam" style:font-weight-complex="normal"/>
    </style:style>
    <style:style style:name="P32" style:family="paragraph" style:parent-style-name="Standard">
      <style:paragraph-properties fo:text-align="end" style:justify-single-word="false" style:writing-mode="rl-tb"/>
      <style:text-properties style:font-name="Shabnam" fo:font-weight="normal" officeooo:paragraph-rsid="001ad68b" style:font-weight-asian="normal" style:font-name-complex="Shabnam" style:font-weight-complex="normal"/>
    </style:style>
    <style:style style:name="P33" style:family="paragraph" style:parent-style-name="Standard">
      <style:paragraph-properties fo:text-align="end" style:justify-single-word="false" style:writing-mode="rl-tb"/>
      <style:text-properties style:font-name="Shabnam" fo:font-weight="normal" officeooo:paragraph-rsid="001b396c" style:font-weight-asian="normal" style:font-name-complex="Shabnam" style:font-weight-complex="normal"/>
    </style:style>
    <style:style style:name="P34" style:family="paragraph" style:parent-style-name="Standard">
      <style:paragraph-properties fo:text-align="end" style:justify-single-word="false" style:writing-mode="rl-tb"/>
      <style:text-properties style:font-name="Shabnam" fo:font-weight="normal" officeooo:paragraph-rsid="001cffe3" style:font-weight-asian="normal" style:font-name-complex="Shabnam" style:font-weight-complex="normal"/>
    </style:style>
    <style:style style:name="P35" style:family="paragraph" style:parent-style-name="Standard">
      <style:paragraph-properties fo:text-align="end" style:justify-single-word="false" style:writing-mode="rl-tb"/>
      <style:text-properties style:font-name="Shabnam" fo:font-weight="normal" officeooo:paragraph-rsid="00423acc" style:font-weight-asian="normal" style:font-name-complex="Shabnam" style:font-weight-complex="normal"/>
    </style:style>
    <style:style style:name="P36" style:family="paragraph" style:parent-style-name="Standard">
      <style:paragraph-properties fo:text-align="end" style:justify-single-word="false" style:writing-mode="rl-tb"/>
      <style:text-properties style:font-name="Shabnam" fo:font-weight="normal" officeooo:rsid="000aae36" officeooo:paragraph-rsid="000aae36" style:font-weight-asian="normal" style:font-name-complex="Shabnam" style:font-weight-complex="normal"/>
    </style:style>
    <style:style style:name="P37" style:family="paragraph" style:parent-style-name="Standard">
      <style:paragraph-properties fo:text-align="end" style:justify-single-word="false" style:writing-mode="rl-tb"/>
      <style:text-properties style:font-name="Shabnam" fo:font-weight="normal" officeooo:rsid="000aae36" officeooo:paragraph-rsid="003ca7dd" style:font-weight-asian="normal" style:font-name-complex="Shabnam" style:font-weight-complex="normal"/>
    </style:style>
    <style:style style:name="P38" style:family="paragraph" style:parent-style-name="Standard">
      <style:paragraph-properties fo:text-align="end" style:justify-single-word="false" style:writing-mode="rl-tb"/>
      <style:text-properties style:font-name="Shabnam" fo:font-weight="normal" officeooo:rsid="001e21dd" officeooo:paragraph-rsid="001e21dd" style:font-weight-asian="normal" style:font-name-complex="Shabnam" style:font-weight-complex="normal"/>
    </style:style>
    <style:style style:name="P39" style:family="paragraph" style:parent-style-name="Standard">
      <style:paragraph-properties fo:text-align="end" style:justify-single-word="false" style:writing-mode="rl-tb"/>
      <style:text-properties style:font-name="Shabnam" fo:font-weight="normal" officeooo:rsid="001e21dd" officeooo:paragraph-rsid="00254d6d" style:font-weight-asian="normal" style:font-name-complex="Shabnam" style:font-weight-complex="normal"/>
    </style:style>
    <style:style style:name="P40" style:family="paragraph" style:parent-style-name="Standard">
      <style:paragraph-properties fo:text-align="end" style:justify-single-word="false" style:writing-mode="rl-tb"/>
      <style:text-properties style:font-name="Shabnam" fo:font-weight="normal" officeooo:rsid="00254d6d" officeooo:paragraph-rsid="00254d6d" style:font-weight-asian="normal" style:font-name-complex="Shabnam" style:font-weight-complex="normal"/>
    </style:style>
    <style:style style:name="P41" style:family="paragraph" style:parent-style-name="Standard">
      <style:paragraph-properties fo:text-align="end" style:justify-single-word="false" style:writing-mode="rl-tb"/>
      <style:text-properties style:font-name="Shabnam" fo:font-weight="normal" officeooo:rsid="00254d6d" officeooo:paragraph-rsid="002a1236" style:font-weight-asian="normal" style:font-name-complex="Shabnam" style:font-weight-complex="normal"/>
    </style:style>
    <style:style style:name="P42" style:family="paragraph" style:parent-style-name="Standard">
      <style:paragraph-properties fo:text-align="end" style:justify-single-word="false" style:writing-mode="rl-tb"/>
      <style:text-properties style:font-name="Shabnam" fo:font-weight="normal" officeooo:rsid="00254d6d" officeooo:paragraph-rsid="003551c1" style:font-weight-asian="normal" style:font-name-complex="Shabnam" style:font-weight-complex="normal"/>
    </style:style>
    <style:style style:name="P43" style:family="paragraph" style:parent-style-name="Standard">
      <style:paragraph-properties fo:text-align="end" style:justify-single-word="false" style:writing-mode="rl-tb"/>
      <style:text-properties style:font-name="Shabnam" fo:font-weight="normal" officeooo:rsid="00237352" officeooo:paragraph-rsid="00237352" style:font-weight-asian="normal" style:font-name-complex="Shabnam" style:font-weight-complex="normal"/>
    </style:style>
    <style:style style:name="P44" style:family="paragraph" style:parent-style-name="Standard">
      <style:paragraph-properties fo:text-align="start" style:justify-single-word="false" style:writing-mode="lr-tb"/>
      <style:text-properties style:font-name="Shabnam" officeooo:paragraph-rsid="0017afbe" style:font-name-complex="Shabnam"/>
    </style:style>
    <style:style style:name="P45" style:family="paragraph" style:parent-style-name="Standard">
      <style:paragraph-properties fo:text-align="start" style:justify-single-word="false" style:writing-mode="lr-tb"/>
      <style:text-properties style:font-name="Shabnam" officeooo:rsid="001ad68b" officeooo:paragraph-rsid="0017afbe" style:font-name-complex="Shabnam"/>
    </style:style>
    <style:style style:name="P46" style:family="paragraph" style:parent-style-name="Standard">
      <style:paragraph-properties fo:text-align="start" style:justify-single-word="false" style:writing-mode="lr-tb"/>
      <style:text-properties style:font-name="Shabnam" officeooo:rsid="001ad68b" officeooo:paragraph-rsid="002ea3a0" style:font-name-complex="Shabnam"/>
    </style:style>
    <style:style style:name="T1" style:family="text">
      <style:text-properties fo:font-weight="normal" style:font-weight-asian="normal" style:font-weight-complex="normal"/>
    </style:style>
    <style:style style:name="T2" style:family="text">
      <style:text-properties fo:font-weight="normal" officeooo:rsid="0006c3cf" style:font-weight-asian="normal" style:font-weight-complex="normal"/>
    </style:style>
    <style:style style:name="T3" style:family="text">
      <style:text-properties fo:font-weight="normal" officeooo:rsid="0009900f" style:font-weight-asian="normal" style:font-weight-complex="normal"/>
    </style:style>
    <style:style style:name="T4" style:family="text">
      <style:text-properties fo:font-weight="normal" officeooo:rsid="002cf327" style:font-weight-asian="normal" style:font-weight-complex="normal"/>
    </style:style>
    <style:style style:name="T5" style:family="text">
      <style:text-properties fo:font-weight="normal" officeooo:rsid="001ad68b" style:font-weight-asian="normal" style:font-weight-complex="normal"/>
    </style:style>
    <style:style style:name="T6" style:family="text">
      <style:text-properties fo:font-weight="normal" officeooo:rsid="0013d28c" style:font-weight-asian="normal" style:font-weight-complex="normal"/>
    </style:style>
    <style:style style:name="T7" style:family="text">
      <style:text-properties fo:font-weight="normal" officeooo:rsid="002d33f5" style:font-weight-asian="normal" style:font-weight-complex="normal"/>
    </style:style>
    <style:style style:name="T8" style:family="text">
      <style:text-properties fo:font-weight="normal" officeooo:rsid="002f25ea" style:font-weight-asian="normal" style:font-weight-complex="normal"/>
    </style:style>
    <style:style style:name="T9" style:family="text">
      <style:text-properties fo:font-weight="normal" officeooo:rsid="002ea3a0" style:font-weight-asian="normal" style:font-weight-complex="normal"/>
    </style:style>
    <style:style style:name="T10" style:family="text">
      <style:text-properties fo:font-weight="normal" officeooo:rsid="003030b6" style:font-weight-asian="normal" style:font-weight-complex="normal"/>
    </style:style>
    <style:style style:name="T11" style:family="text">
      <style:text-properties fo:font-weight="normal" officeooo:rsid="00308b9b" style:font-weight-asian="normal" style:font-weight-complex="normal"/>
    </style:style>
    <style:style style:name="T12" style:family="text">
      <style:text-properties fo:font-weight="normal" officeooo:rsid="00311a88" style:font-weight-asian="normal" style:font-weight-complex="normal"/>
    </style:style>
    <style:style style:name="T13" style:family="text">
      <style:text-properties fo:font-weight="normal" officeooo:rsid="00338ae0" style:font-weight-asian="normal" style:font-weight-complex="normal"/>
    </style:style>
    <style:style style:name="T14" style:family="text">
      <style:text-properties fo:font-weight="normal" officeooo:rsid="00185aab" style:font-weight-asian="normal" style:font-weight-complex="normal"/>
    </style:style>
    <style:style style:name="T15" style:family="text">
      <style:text-properties fo:font-weight="normal" officeooo:rsid="003a02f9" style:font-weight-asian="normal" style:font-weight-complex="normal"/>
    </style:style>
    <style:style style:name="T16" style:family="text">
      <style:text-properties fo:font-weight="normal" officeooo:rsid="000a58a4" style:font-weight-asian="normal" style:font-weight-complex="normal"/>
    </style:style>
    <style:style style:name="T17" style:family="text">
      <style:text-properties fo:font-weight="normal" officeooo:rsid="003db2f4" style:font-weight-asian="normal" style:font-weight-complex="normal"/>
    </style:style>
    <style:style style:name="T18" style:family="text">
      <style:text-properties fo:font-weight="normal" officeooo:rsid="004ad4d3" style:font-weight-asian="normal" style:font-weight-complex="normal"/>
    </style:style>
    <style:style style:name="T19" style:family="text">
      <style:text-properties officeooo:rsid="00050476"/>
    </style:style>
    <style:style style:name="T20" style:family="text">
      <style:text-properties officeooo:rsid="0006c3cf"/>
    </style:style>
    <style:style style:name="T21" style:family="text">
      <style:text-properties officeooo:rsid="00083953"/>
    </style:style>
    <style:style style:name="T22" style:family="text">
      <style:text-properties officeooo:rsid="0009900f"/>
    </style:style>
    <style:style style:name="T23" style:family="text">
      <style:text-properties officeooo:rsid="000a58a4"/>
    </style:style>
    <style:style style:name="T24" style:family="text">
      <style:text-properties officeooo:rsid="001088f1"/>
    </style:style>
    <style:style style:name="T25" style:family="text">
      <style:text-properties officeooo:rsid="00125496"/>
    </style:style>
    <style:style style:name="T26" style:family="text">
      <style:text-properties officeooo:rsid="00135141"/>
    </style:style>
    <style:style style:name="T27" style:family="text">
      <style:text-properties officeooo:rsid="0013d28c"/>
    </style:style>
    <style:style style:name="T28" style:family="text">
      <style:text-properties officeooo:rsid="0015bcfb"/>
    </style:style>
    <style:style style:name="T29" style:family="text">
      <style:text-properties officeooo:rsid="00185aab"/>
    </style:style>
    <style:style style:name="T30" style:family="text">
      <style:text-properties officeooo:rsid="001ad68b"/>
    </style:style>
    <style:style style:name="T31" style:family="text">
      <style:text-properties officeooo:rsid="001b396c"/>
    </style:style>
    <style:style style:name="T32" style:family="text">
      <style:text-properties officeooo:rsid="001cffe3"/>
    </style:style>
    <style:style style:name="T33" style:family="text">
      <style:text-properties officeooo:rsid="001f655b"/>
    </style:style>
    <style:style style:name="T34" style:family="text">
      <style:text-properties officeooo:rsid="001f78a2"/>
    </style:style>
    <style:style style:name="T35" style:family="text">
      <style:text-properties officeooo:rsid="0020e3ce"/>
    </style:style>
    <style:style style:name="T36" style:family="text">
      <style:text-properties officeooo:rsid="00254d6d"/>
    </style:style>
    <style:style style:name="T37" style:family="text">
      <style:text-properties officeooo:rsid="00256604"/>
    </style:style>
    <style:style style:name="T38" style:family="text">
      <style:text-properties officeooo:rsid="0029c7a2"/>
    </style:style>
    <style:style style:name="T39" style:family="text">
      <style:text-properties officeooo:rsid="002bb784"/>
    </style:style>
    <style:style style:name="T40" style:family="text">
      <style:text-properties officeooo:rsid="002cf327"/>
    </style:style>
    <style:style style:name="T41" style:family="text">
      <style:text-properties officeooo:rsid="002ea3a0"/>
    </style:style>
    <style:style style:name="T42" style:family="text">
      <style:text-properties officeooo:rsid="00311a88"/>
    </style:style>
    <style:style style:name="T43" style:family="text">
      <style:text-properties officeooo:rsid="0031e6e1"/>
    </style:style>
    <style:style style:name="T44" style:family="text">
      <style:text-properties officeooo:rsid="003551c1"/>
    </style:style>
    <style:style style:name="T45" style:family="text">
      <style:text-properties officeooo:rsid="003790a5"/>
    </style:style>
    <style:style style:name="T46" style:family="text">
      <style:text-properties officeooo:rsid="003a02f9"/>
    </style:style>
    <style:style style:name="T47" style:family="text">
      <style:text-properties officeooo:rsid="003f8a5e"/>
    </style:style>
    <style:style style:name="T48" style:family="text">
      <style:text-properties officeooo:rsid="0040689a"/>
    </style:style>
    <style:style style:name="T49" style:family="text">
      <style:text-properties officeooo:rsid="00423acc"/>
    </style:style>
    <style:style style:name="T50" style:family="text">
      <style:text-properties officeooo:rsid="0044374d"/>
    </style:style>
    <style:style style:name="T51" style:family="text">
      <style:text-properties officeooo:rsid="00454488"/>
    </style:style>
  </office:automatic-styles>
  <office:body>
    <office:text text:use-soft-page-breaks="true">
      <office:forms form:automatic-focus="false" form:apply-design-mode="false"/>
      <text:tracked-changes>
        <text:changed-region xml:id="ct94890313888784" text:id="ct94890313888784">
          <text:insertion>
            <office:change-info>
              <dc:creator>Unknown Author</dc:creator>
              <dc:date>2020-01-21T20:15:34</dc:date>
            </office:change-info>
          </text:insertion>
        </text:changed-region>
        <text:changed-region xml:id="ct94890315572160" text:id="ct94890315572160">
          <text:deletion>
            <office:change-info>
              <dc:creator>Unknown Author</dc:creator>
              <dc:date>2020-01-21T20:15:59</dc:date>
            </office:change-info>
            <text:p text:style-name="P6"><text:s/>(EPS)</text:p>
          </text:deletion>
        </text:changed-region>
        <text:changed-region xml:id="ct94890311187744" text:id="ct94890311187744">
          <text:insertion>
            <office:change-info>
              <dc:creator>Unknown Author</dc:creator>
              <dc:date>2020-01-21T20:15:59</dc:date>
            </office:change-info>
          </text:insertion>
        </text:changed-region>
        <text:changed-region xml:id="ct94890309258752" text:id="ct94890309258752">
          <text:deletion>
            <office:change-info>
              <dc:creator>Unknown Author</dc:creator>
              <dc:date>2020-01-21T19:56:37</dc:date>
            </office:change-info>
            <text:p text:style-name="P6"><text:span text:style-name="T19">مشتری</text:span></text:p>
          </text:deletion>
        </text:changed-region>
        <text:changed-region xml:id="ct94890315301712" text:id="ct94890315301712">
          <text:insertion>
            <office:change-info>
              <dc:creator>Unknown Author</dc:creator>
              <dc:date>2020-01-21T19:56:37</dc:date>
            </office:change-info>
          </text:insertion>
        </text:changed-region>
        <text:changed-region xml:id="ct94890314067232" text:id="ct94890314067232">
          <text:insertion>
            <office:change-info>
              <dc:creator>Unknown Author</dc:creator>
              <dc:date>2020-01-21T20:16:59</dc:date>
            </office:change-info>
          </text:insertion>
        </text:changed-region>
        <text:changed-region xml:id="ct94890315629184" text:id="ct94890315629184">
          <text:deletion>
            <office:change-info>
              <dc:creator>Unknown Author</dc:creator>
              <dc:date>2020-01-21T20:06:45</dc:date>
            </office:change-info>
            <text:p text:style-name="P6"><text:span text:style-name="T19"><text:s/></text:span></text:p>
          </text:deletion>
        </text:changed-region>
        <text:changed-region xml:id="ct94890311629648" text:id="ct94890311629648">
          <text:insertion>
            <office:change-info>
              <dc:creator>Unknown Author</dc:creator>
              <dc:date>2020-01-21T20:06:26</dc:date>
            </office:change-info>
          </text:insertion>
        </text:changed-region>
        <text:changed-region xml:id="ct94890313901520" text:id="ct94890313901520">
          <text:deletion>
            <office:change-info>
              <dc:creator>Unknown Author</dc:creator>
              <dc:date>2020-01-21T20:17:16</dc:date>
            </office:change-info>
            <text:p text:style-name="P6"><text:span text:style-name="T19">تجارت‌های</text:span></text:p>
          </text:deletion>
        </text:changed-region>
        <text:changed-region xml:id="ct94890315759264" text:id="ct94890315759264">
          <text:insertion>
            <office:change-info>
              <dc:creator>Unknown Author</dc:creator>
              <dc:date>2020-01-21T20:17:16</dc:date>
            </office:change-info>
          </text:insertion>
        </text:changed-region>
        <text:changed-region xml:id="ct94890315045712" text:id="ct94890315045712">
          <text:deletion>
            <office:change-info>
              <dc:creator>Unknown Author</dc:creator>
              <dc:date>2020-01-21T20:06:58</dc:date>
            </office:change-info>
            <text:p text:style-name="P3"><text:span text:style-name="T22">ابزار</text:span></text:p>
          </text:deletion>
        </text:changed-region>
        <text:changed-region xml:id="ct94890315915264" text:id="ct94890315915264">
          <text:insertion>
            <office:change-info>
              <dc:creator>Unknown Author</dc:creator>
              <dc:date>2020-01-21T20:06:58</dc:date>
            </office:change-info>
          </text:insertion>
        </text:changed-region>
        <text:changed-region xml:id="ct94890307556992" text:id="ct94890307556992">
          <text:deletion>
            <office:change-info>
              <dc:creator>Unknown Author</dc:creator>
              <dc:date>2020-01-21T20:07:00</dc:date>
            </office:change-info>
            <text:p text:style-name="P3"><text:span text:style-name="T22">ت</text:span></text:p>
          </text:deletion>
        </text:changed-region>
        <text:changed-region xml:id="ct94890311188384" text:id="ct94890311188384">
          <text:insertion>
            <office:change-info>
              <dc:creator>Unknown Author</dc:creator>
              <dc:date>2020-01-21T20:07:37</dc:date>
            </office:change-info>
          </text:insertion>
        </text:changed-region>
        <text:changed-region xml:id="ct94890311701232" text:id="ct94890311701232">
          <text:deletion>
            <office:change-info>
              <dc:creator>Unknown Author</dc:creator>
              <dc:date>2020-01-21T20:07:34</dc:date>
            </office:change-info>
            <text:p text:style-name="P3"><text:span text:style-name="T22"><text:s text:c="2"/></text:span></text:p>
          </text:deletion>
        </text:changed-region>
        <text:changed-region xml:id="ct94890309455008" text:id="ct94890309455008">
          <text:insertion>
            <office:change-info>
              <dc:creator>Unknown Author</dc:creator>
              <dc:date>2020-01-21T20:07:34</dc:date>
            </office:change-info>
          </text:insertion>
        </text:changed-region>
        <text:changed-region xml:id="ct94890315389040" text:id="ct94890315389040">
          <text:deletion>
            <office:change-info>
              <dc:creator>Unknown Author</dc:creator>
              <dc:date>2020-01-21T20:07:53</dc:date>
            </office:change-info>
            <text:p text:style-name="P3"><text:span text:style-name="T21">سامانه</text:span></text:p>
          </text:deletion>
        </text:changed-region>
        <text:changed-region xml:id="ct94890315785088" text:id="ct94890315785088">
          <text:insertion>
            <office:change-info>
              <dc:creator>Unknown Author</dc:creator>
              <dc:date>2020-01-21T20:07:53</dc:date>
            </office:change-info>
          </text:insertion>
        </text:changed-region>
        <text:changed-region xml:id="ct94890309557248" text:id="ct94890309557248">
          <text:deletion>
            <office:change-info>
              <dc:creator>Unknown Author</dc:creator>
              <dc:date>2020-01-21T20:14:35</dc:date>
            </office:change-info>
            <text:p text:style-name="P28"><text:span text:style-name="T23">این ابزار </text:span></text:p>
          </text:deletion>
        </text:changed-region>
        <text:changed-region xml:id="ct94890315160112" text:id="ct94890315160112">
          <text:insertion>
            <office:change-info>
              <dc:creator>Unknown Author</dc:creator>
              <dc:date>2020-01-21T20:14:35</dc:date>
            </office:change-info>
          </text:insertion>
        </text:changed-region>
        <text:changed-region xml:id="ct94890315226480" text:id="ct94890315226480">
          <text:insertion>
            <office:change-info>
              <dc:creator>Unknown Author</dc:creator>
              <dc:date>2020-01-21T20:14:15</dc:date>
            </office:change-info>
          </text:insertion>
        </text:changed-region>
        <text:changed-region xml:id="ct94890311527472" text:id="ct94890311527472">
          <text:insertion>
            <office:change-info>
              <dc:creator>Unknown Author</dc:creator>
              <dc:date>2020-01-21T20:14:13</dc:date>
            </office:change-info>
          </text:insertion>
        </text:changed-region>
        <text:changed-region xml:id="ct94890304158208" text:id="ct94890304158208">
          <text:insertion>
            <office:change-info>
              <dc:creator>Unknown Author</dc:creator>
              <dc:date>2020-01-21T20:10:42</dc:date>
            </office:change-info>
          </text:insertion>
        </text:changed-region>
        <text:changed-region xml:id="ct94890311465168" text:id="ct94890311465168">
          <text:insertion>
            <office:change-info>
              <dc:creator>Unknown Author</dc:creator>
              <dc:date>2020-01-21T20:10:55</dc:date>
            </office:change-info>
          </text:insertion>
        </text:changed-region>
        <text:changed-region xml:id="ct94890311653616" text:id="ct94890311653616">
          <text:deletion>
            <office:change-info>
              <dc:creator>Unknown Author</dc:creator>
              <dc:date>2020-01-21T20:10:54</dc:date>
            </office:change-info>
            <text:p text:style-name="P9">و</text:p>
          </text:deletion>
        </text:changed-region>
        <text:changed-region xml:id="ct94890315860224" text:id="ct94890315860224">
          <text:insertion>
            <office:change-info>
              <dc:creator>Unknown Author</dc:creator>
              <dc:date>2020-01-21T20:10:58</dc:date>
            </office:change-info>
          </text:insertion>
        </text:changed-region>
        <text:changed-region xml:id="ct94890314032144" text:id="ct94890314032144">
          <text:deletion>
            <office:change-info>
              <dc:creator>Unknown Author</dc:creator>
              <dc:date>2020-01-21T19:56:41</dc:date>
            </office:change-info>
            <text:p text:style-name="P9">مشتری</text:p>
          </text:deletion>
        </text:changed-region>
        <text:changed-region xml:id="ct94890315807792" text:id="ct94890315807792">
          <text:insertion>
            <office:change-info>
              <dc:creator>Unknown Author</dc:creator>
              <dc:date>2020-01-21T19:56:41</dc:date>
            </office:change-info>
          </text:insertion>
        </text:changed-region>
        <text:changed-region xml:id="ct94890315633184" text:id="ct94890315633184">
          <text:deletion>
            <office:change-info>
              <dc:creator>Unknown Author</dc:creator>
              <dc:date>2020-01-21T20:11:24</dc:date>
            </office:change-info>
            <text:p text:style-name="P9">را</text:p>
          </text:deletion>
        </text:changed-region>
        <text:changed-region xml:id="ct94890314090256" text:id="ct94890314090256">
          <text:insertion>
            <office:change-info>
              <dc:creator>Unknown Author</dc:creator>
              <dc:date>2020-01-21T20:11:25</dc:date>
            </office:change-info>
          </text:insertion>
        </text:changed-region>
        <text:changed-region xml:id="ct94890266242784" text:id="ct94890266242784">
          <text:deletion>
            <office:change-info>
              <dc:creator>Unknown Author</dc:creator>
              <dc:date>2020-01-21T20:11:24</dc:date>
            </office:change-info>
            <text:p text:style-name="P9"><text:s/><text:span text:style-name="T25">از</text:span></text:p>
          </text:deletion>
        </text:changed-region>
        <text:changed-region xml:id="ct94890315566704" text:id="ct94890315566704">
          <text:insertion>
            <office:change-info>
              <dc:creator>Unknown Author</dc:creator>
              <dc:date>2020-01-21T20:12:53</dc:date>
            </office:change-info>
          </text:insertion>
        </text:changed-region>
        <text:changed-region xml:id="ct94890304158480" text:id="ct94890304158480">
          <text:insertion>
            <office:change-info>
              <dc:creator>Unknown Author</dc:creator>
              <dc:date>2020-01-21T20:11:30</dc:date>
            </office:change-info>
          </text:insertion>
        </text:changed-region>
        <text:changed-region xml:id="ct94890311685120" text:id="ct94890311685120">
          <text:deletion>
            <office:change-info>
              <dc:creator>Unknown Author</dc:creator>
              <dc:date>2020-01-21T20:11:48</dc:date>
            </office:change-info>
            <text:p text:style-name="P9"><text:span text:style-name="T25">سامانه</text:span></text:p>
          </text:deletion>
        </text:changed-region>
        <text:changed-region xml:id="ct94890309871712" text:id="ct94890309871712">
          <text:insertion>
            <office:change-info>
              <dc:creator>Unknown Author</dc:creator>
              <dc:date>2020-01-21T20:11:49</dc:date>
            </office:change-info>
          </text:insertion>
        </text:changed-region>
        <text:changed-region xml:id="ct94890307206448" text:id="ct94890307206448">
          <text:insertion>
            <office:change-info>
              <dc:creator>Unknown Author</dc:creator>
              <dc:date>2020-01-21T20:11:58</dc:date>
            </office:change-info>
          </text:insertion>
        </text:changed-region>
        <text:changed-region xml:id="ct94890315753296" text:id="ct94890315753296">
          <text:insertion>
            <office:change-info>
              <dc:creator>Unknown Author</dc:creator>
              <dc:date>2020-01-21T20:12:00</dc:date>
            </office:change-info>
          </text:insertion>
        </text:changed-region>
        <text:changed-region xml:id="ct94890316512576" text:id="ct94890316512576">
          <text:deletion>
            <office:change-info>
              <dc:creator>Unknown Author</dc:creator>
              <dc:date>2020-01-21T19:56:46</dc:date>
            </office:change-info>
            <text:p text:style-name="P9">مشتریان</text:p>
          </text:deletion>
        </text:changed-region>
        <text:changed-region xml:id="ct94890316858464" text:id="ct94890316858464">
          <text:insertion>
            <office:change-info>
              <dc:creator>Unknown Author</dc:creator>
              <dc:date>2020-01-21T19:56:46</dc:date>
            </office:change-info>
          </text:insertion>
        </text:changed-region>
        <text:changed-region xml:id="ct94890315457296" text:id="ct94890315457296">
          <text:deletion>
            <office:change-info>
              <dc:creator>Unknown Author</dc:creator>
              <dc:date>2020-01-21T20:13:32</dc:date>
            </office:change-info>
            <text:p text:style-name="P9"><text:span text:style-name="T25">پایش</text:span></text:p>
          </text:deletion>
        </text:changed-region>
        <text:changed-region xml:id="ct94890315923456" text:id="ct94890315923456">
          <text:insertion>
            <office:change-info>
              <dc:creator>Unknown Author</dc:creator>
              <dc:date>2020-01-21T20:13:32</dc:date>
            </office:change-info>
          </text:insertion>
        </text:changed-region>
        <text:changed-region xml:id="ct94890311266416" text:id="ct94890311266416">
          <text:insertion>
            <office:change-info>
              <dc:creator>Unknown Author</dc:creator>
              <dc:date>2020-01-21T20:08:44</dc:date>
            </office:change-info>
          </text:insertion>
        </text:changed-region>
        <text:changed-region xml:id="ct94890313947888" text:id="ct94890313947888">
          <text:insertion>
            <office:change-info>
              <dc:creator>Unknown Author</dc:creator>
              <dc:date>2020-01-21T20:08:47</dc:date>
            </office:change-info>
          </text:insertion>
        </text:changed-region>
        <text:changed-region xml:id="ct94890315048704" text:id="ct94890315048704">
          <text:deletion>
            <office:change-info>
              <dc:creator>Unknown Author</dc:creator>
              <dc:date>2020-01-21T20:08:51</dc:date>
            </office:change-info>
            <text:p text:style-name="P11">آفلودکردن SSL</text:p>
          </text:deletion>
        </text:changed-region>
        <text:changed-region xml:id="ct94890246709344" text:id="ct94890246709344">
          <text:deletion>
            <office:change-info>
              <dc:creator>Unknown Author</dc:creator>
              <dc:date>2020-01-21T20:08:56</dc:date>
            </office:change-info>
            <text:p text:style-name="P11">قابلیت</text:p>
          </text:deletion>
        </text:changed-region>
        <text:changed-region xml:id="ct94890315063568" text:id="ct94890315063568">
          <text:insertion>
            <office:change-info>
              <dc:creator>Unknown Author</dc:creator>
              <dc:date>2020-01-21T20:08:56</dc:date>
            </office:change-info>
          </text:insertion>
        </text:changed-region>
        <text:changed-region xml:id="ct94890315414560" text:id="ct94890315414560">
          <text:deletion>
            <office:change-info>
              <dc:creator>Unknown Author</dc:creator>
              <dc:date>2020-01-21T20:09:01</dc:date>
            </office:change-info>
            <text:p text:style-name="P11"><text:s/>یکپارچه‌ساختن</text:p>
          </text:deletion>
        </text:changed-region>
        <text:changed-region xml:id="ct94890195804480" text:id="ct94890195804480">
          <text:insertion>
            <office:change-info>
              <dc:creator>Unknown Author</dc:creator>
              <dc:date>2020-01-21T20:09:12</dc:date>
            </office:change-info>
          </text:insertion>
        </text:changed-region>
        <text:changed-region xml:id="ct94890314088208" text:id="ct94890314088208">
          <text:deletion>
            <office:change-info>
              <dc:creator>Unknown Author</dc:creator>
              <dc:date>2020-01-21T20:09:18</dc:date>
            </office:change-info>
            <text:p text:style-name="P11"><text:s/></text:p>
          </text:deletion>
        </text:changed-region>
        <text:changed-region xml:id="ct94890316298192" text:id="ct94890316298192">
          <text:deletion>
            <office:change-info>
              <dc:creator>Unknown Author</dc:creator>
              <dc:date>2020-01-21T20:09:25</dc:date>
            </office:change-info>
            <text:p text:style-name="P11">همه</text:p>
          </text:deletion>
        </text:changed-region>
        <text:changed-region xml:id="ct94890316308592" text:id="ct94890316308592">
          <text:insertion>
            <office:change-info>
              <dc:creator>Unknown Author</dc:creator>
              <dc:date>2020-01-21T20:09:25</dc:date>
            </office:change-info>
          </text:insertion>
        </text:changed-region>
        <text:changed-region xml:id="ct94890315811328" text:id="ct94890315811328">
          <text:deletion>
            <office:change-info>
              <dc:creator>Unknown Author</dc:creator>
              <dc:date>2020-01-21T20:09:29</dc:date>
            </office:change-info>
            <text:p text:style-name="P11">فرآهم</text:p>
          </text:deletion>
        </text:changed-region>
        <text:changed-region xml:id="ct94890246709952" text:id="ct94890246709952">
          <text:insertion>
            <office:change-info>
              <dc:creator>Unknown Author</dc:creator>
              <dc:date>2020-01-21T20:09:29</dc:date>
            </office:change-info>
          </text:insertion>
        </text:changed-region>
        <text:changed-region xml:id="ct94890306976880" text:id="ct94890306976880">
          <text:deletion>
            <office:change-info>
              <dc:creator>Unknown Author</dc:creator>
              <dc:date>2020-01-21T20:09:41</dc:date>
            </office:change-info>
            <text:p text:style-name="P11"><text:s/>می‌کند</text:p>
          </text:deletion>
        </text:changed-region>
        <text:changed-region xml:id="ct94890303721536" text:id="ct94890303721536">
          <text:insertion>
            <office:change-info>
              <dc:creator>Unknown Author</dc:creator>
              <dc:date>2020-01-21T20:10:05</dc:date>
            </office:change-info>
          </text:insertion>
        </text:changed-region>
        <text:changed-region xml:id="ct94890246569392" text:id="ct94890246569392">
          <text:insertion>
            <office:change-info>
              <dc:creator>Unknown Author</dc:creator>
              <dc:date>2020-01-21T20:17:49</dc:date>
            </office:change-info>
          </text:insertion>
        </text:changed-region>
        <text:changed-region xml:id="ct94890315834384" text:id="ct94890315834384">
          <text:insertion>
            <office:change-info>
              <dc:creator>Unknown Author</dc:creator>
              <dc:date>2020-01-21T20:17:52</dc:date>
            </office:change-info>
          </text:insertion>
        </text:changed-region>
        <text:changed-region xml:id="ct94890314998640" text:id="ct94890314998640">
          <text:deletion>
            <office:change-info>
              <dc:creator>Unknown Author</dc:creator>
              <dc:date>2020-01-21T20:03:12</dc:date>
            </office:change-info>
            <text:p text:style-name="P15">بخش</text:p>
          </text:deletion>
        </text:changed-region>
        <text:changed-region xml:id="ct94890308463856" text:id="ct94890308463856">
          <text:insertion>
            <office:change-info>
              <dc:creator>Unknown Author</dc:creator>
              <dc:date>2020-01-21T20:03:12</dc:date>
            </office:change-info>
          </text:insertion>
        </text:changed-region>
        <text:changed-region xml:id="ct94890308973872" text:id="ct94890308973872">
          <text:insertion>
            <office:change-info>
              <dc:creator>Unknown Author</dc:creator>
              <dc:date>2020-01-21T20:18:26</dc:date>
            </office:change-info>
          </text:insertion>
        </text:changed-region>
        <text:changed-region xml:id="ct94890313061424" text:id="ct94890313061424">
          <text:deletion>
            <office:change-info>
              <dc:creator>Unknown Author</dc:creator>
              <dc:date>2020-01-21T20:18:34</dc:date>
            </office:change-info>
            <text:p text:style-name="P15"><text:s/>از EPS</text:p>
          </text:deletion>
        </text:changed-region>
        <text:changed-region xml:id="ct94890246591760" text:id="ct94890246591760">
          <text:insertion>
            <office:change-info>
              <dc:creator>Unknown Author</dc:creator>
              <dc:date>2020-01-21T20:18:37</dc:date>
            </office:change-info>
          </text:insertion>
        </text:changed-region>
        <text:changed-region xml:id="ct94890265293408" text:id="ct94890265293408">
          <text:insertion>
            <office:change-info>
              <dc:creator>Unknown Author</dc:creator>
              <dc:date>2020-01-21T20:19:00</dc:date>
            </office:change-info>
          </text:insertion>
        </text:changed-region>
        <text:changed-region xml:id="ct94890308763600" text:id="ct94890308763600">
          <text:deletion>
            <office:change-info>
              <dc:creator>Unknown Author</dc:creator>
              <dc:date>2020-01-21T20:19:16</dc:date>
            </office:change-info>
            <text:p text:style-name="P15">،</text:p>
          </text:deletion>
        </text:changed-region>
        <text:changed-region xml:id="ct94890308487216" text:id="ct94890308487216">
          <text:insertion>
            <office:change-info>
              <dc:creator>Unknown Author</dc:creator>
              <dc:date>2020-01-21T20:19:16</dc:date>
            </office:change-info>
          </text:insertion>
        </text:changed-region>
        <text:changed-region xml:id="ct94890311529824" text:id="ct94890311529824">
          <text:deletion>
            <office:change-info>
              <dc:creator>Unknown Author</dc:creator>
              <dc:date>2020-01-21T20:18:15</dc:date>
            </office:change-info>
            <text:p text:style-name="P15">بارگیری</text:p>
          </text:deletion>
        </text:changed-region>
        <text:changed-region xml:id="ct94890304024128" text:id="ct94890304024128">
          <text:insertion>
            <office:change-info>
              <dc:creator>Unknown Author</dc:creator>
              <dc:date>2020-01-21T20:18:15</dc:date>
            </office:change-info>
          </text:insertion>
        </text:changed-region>
        <text:changed-region xml:id="ct94890316391824" text:id="ct94890316391824">
          <text:insertion>
            <office:change-info>
              <dc:creator>Unknown Author</dc:creator>
              <dc:date>2020-01-21T20:18:01</dc:date>
            </office:change-info>
          </text:insertion>
        </text:changed-region>
        <text:changed-region xml:id="ct94890307024448" text:id="ct94890307024448">
          <text:deletion>
            <office:change-info>
              <dc:creator>Unknown Author</dc:creator>
              <dc:date>2020-01-21T20:18:47</dc:date>
            </office:change-info>
            <text:p text:style-name="P15">صفحات HTML وب‌سروره</text:p>
          </text:deletion>
        </text:changed-region>
        <text:changed-region xml:id="ct94890315580192" text:id="ct94890315580192">
          <text:deletion>
            <office:change-info>
              <dc:creator>Unknown Author</dc:creator>
              <dc:date>2020-01-21T20:20:05</dc:date>
            </office:change-info>
            <text:p text:style-name="P15">ا </text:p>
          </text:deletion>
        </text:changed-region>
        <text:changed-region xml:id="ct94890303174496" text:id="ct94890303174496">
          <text:insertion>
            <office:change-info>
              <dc:creator>Unknown Author</dc:creator>
              <dc:date>2020-01-21T20:20:05</dc:date>
            </office:change-info>
          </text:insertion>
        </text:changed-region>
        <text:changed-region xml:id="ct94890311705648" text:id="ct94890311705648">
          <text:deletion>
            <office:change-info>
              <dc:creator>Unknown Author</dc:creator>
              <dc:date>2020-01-21T20:20:39</dc:date>
            </office:change-info>
            <text:p text:style-name="P15">و <text:span text:style-name="T2">برنامه</text:span><text:span text:style-name="T1">‌</text:span><text:span text:style-name="T2">های </text:span><text:span text:style-name="T1">وب</text:span> را با روش‌های متنوع زیر بهینه می‌کند</text:p>
          </text:deletion>
        </text:changed-region>
        <text:changed-region xml:id="ct94890310494208" text:id="ct94890310494208">
          <text:insertion>
            <office:change-info>
              <dc:creator>Unknown Author</dc:creator>
              <dc:date>2020-01-21T20:20:51</dc:date>
            </office:change-info>
          </text:insertion>
        </text:changed-region>
        <text:changed-region xml:id="ct94890306865760" text:id="ct94890306865760">
          <text:insertion>
            <office:change-info>
              <dc:creator>Unknown Author</dc:creator>
              <dc:date>2020-01-21T20:21:04</dc:date>
            </office:change-info>
          </text:insertion>
        </text:changed-region>
        <text:changed-region xml:id="ct94890315574976" text:id="ct94890315574976">
          <text:insertion>
            <office:change-info>
              <dc:creator>Unknown Author</dc:creator>
              <dc:date>2020-01-21T20:22:43</dc:date>
            </office:change-info>
          </text:insertion>
        </text:changed-region>
        <text:changed-region xml:id="ct94890310917872" text:id="ct94890310917872">
          <text:deletion>
            <office:change-info>
              <dc:creator>Unknown Author</dc:creator>
              <dc:date>2020-01-21T20:23:09</dc:date>
            </office:change-info>
            <text:p text:style-name="P32"><text:span text:style-name="T30">کوچک‌ساختن</text:span></text:p>
          </text:deletion>
        </text:changed-region>
        <text:changed-region xml:id="ct94890309980160" text:id="ct94890309980160">
          <text:insertion>
            <office:change-info>
              <dc:creator>Unknown Author</dc:creator>
              <dc:date>2020-01-21T20:23:09</dc:date>
            </office:change-info>
          </text:insertion>
        </text:changed-region>
        <text:changed-region xml:id="ct94890315575360" text:id="ct94890315575360">
          <text:deletion>
            <office:change-info>
              <dc:creator>Unknown Author</dc:creator>
              <dc:date>2020-01-21T20:22:59</dc:date>
            </office:change-info>
            <text:p text:style-name="P32"><text:span text:style-name="T30"><text:line-break/></text:span></text:p>
          </text:deletion>
        </text:changed-region>
        <text:changed-region xml:id="ct94890307539600" text:id="ct94890307539600">
          <text:deletion>
            <office:change-info>
              <dc:creator>Unknown Author</dc:creator>
              <dc:date>2020-01-21T20:23:20</dc:date>
            </office:change-info>
            <text:p text:style-name="P33"><text:span text:style-name="T31">سازمان‌دهی</text:span></text:p>
          </text:deletion>
        </text:changed-region>
        <text:changed-region xml:id="ct94890310247824" text:id="ct94890310247824">
          <text:insertion>
            <office:change-info>
              <dc:creator>Unknown Author</dc:creator>
              <dc:date>2020-01-21T20:23:20</dc:date>
            </office:change-info>
          </text:insertion>
        </text:changed-region>
        <text:changed-region xml:id="ct94890315192768" text:id="ct94890315192768">
          <text:insertion>
            <office:change-info>
              <dc:creator>Unknown Author</dc:creator>
              <dc:date>2020-01-21T20:21:25</dc:date>
            </office:change-info>
          </text:insertion>
        </text:changed-region>
        <text:changed-region xml:id="ct94890314066544" text:id="ct94890314066544">
          <text:deletion>
            <office:change-info>
              <dc:creator>Unknown Author</dc:creator>
              <dc:date>2020-01-21T20:23:54</dc:date>
            </office:change-info>
            <text:p text:style-name="P34"><text:span text:style-name="T32">افزایش طول‌عمر</text:span></text:p>
          </text:deletion>
        </text:changed-region>
        <text:changed-region xml:id="ct94890311104416" text:id="ct94890311104416">
          <text:insertion>
            <office:change-info>
              <dc:creator>Unknown Author</dc:creator>
              <dc:date>2020-01-21T20:23:54</dc:date>
            </office:change-info>
          </text:insertion>
        </text:changed-region>
        <text:changed-region xml:id="ct94890311666288" text:id="ct94890311666288">
          <text:deletion>
            <office:change-info>
              <dc:creator>Unknown Author</dc:creator>
              <dc:date>2020-01-21T20:03:08</dc:date>
            </office:change-info>
            <text:p text:style-name="P39">قسمت</text:p>
          </text:deletion>
        </text:changed-region>
        <text:changed-region xml:id="ct94890315144368" text:id="ct94890315144368">
          <text:insertion>
            <office:change-info>
              <dc:creator>Unknown Author</dc:creator>
              <dc:date>2020-01-21T20:03:08</dc:date>
            </office:change-info>
          </text:insertion>
        </text:changed-region>
        <text:changed-region xml:id="ct94890316101664" text:id="ct94890316101664">
          <text:insertion>
            <office:change-info>
              <dc:creator>Unknown Author</dc:creator>
              <dc:date>2020-01-21T20:24:37</dc:date>
            </office:change-info>
          </text:insertion>
        </text:changed-region>
        <text:changed-region xml:id="ct94890311661120" text:id="ct94890311661120">
          <text:insertion>
            <office:change-info>
              <dc:creator>Unknown Author</dc:creator>
              <dc:date>2020-01-21T20:07:09</dc:date>
            </office:change-info>
          </text:insertion>
        </text:changed-region>
        <text:changed-region xml:id="ct94890311423008" text:id="ct94890311423008">
          <text:insertion>
            <office:change-info>
              <dc:creator>Unknown Author</dc:creator>
              <dc:date>2020-01-21T20:07:22</dc:date>
            </office:change-info>
          </text:insertion>
        </text:changed-region>
        <text:changed-region xml:id="ct94890311701952" text:id="ct94890311701952">
          <text:deletion>
            <office:change-info>
              <dc:creator>Unknown Author</dc:creator>
              <dc:date>2020-01-21T20:07:25</dc:date>
            </office:change-info>
            <text:p text:style-name="P41">برنامه</text:p>
          </text:deletion>
        </text:changed-region>
        <text:changed-region xml:id="ct94890307129280" text:id="ct94890307129280">
          <text:insertion>
            <office:change-info>
              <dc:creator>Unknown Author</dc:creator>
              <dc:date>2020-01-21T20:07:25</dc:date>
            </office:change-info>
          </text:insertion>
        </text:changed-region>
        <text:changed-region xml:id="ct94890308505344" text:id="ct94890308505344">
          <text:deletion>
            <office:change-info>
              <dc:creator>Unknown Author</dc:creator>
              <dc:date>2020-01-21T19:56:53</dc:date>
            </office:change-info>
            <text:p text:style-name="P41">مشتریانی</text:p>
          </text:deletion>
        </text:changed-region>
        <text:changed-region xml:id="ct94890313870368" text:id="ct94890313870368">
          <text:insertion>
            <office:change-info>
              <dc:creator>Unknown Author</dc:creator>
              <dc:date>2020-01-21T19:56:53</dc:date>
            </office:change-info>
          </text:insertion>
        </text:changed-region>
        <text:changed-region xml:id="ct94890311631024" text:id="ct94890311631024">
          <text:deletion>
            <office:change-info>
              <dc:creator>Unknown Author</dc:creator>
              <dc:date>2020-01-21T20:03:04</dc:date>
            </office:change-info>
            <text:p text:style-name="P43">ابزار</text:p>
          </text:deletion>
        </text:changed-region>
        <text:changed-region xml:id="ct94890315531328" text:id="ct94890315531328">
          <text:insertion>
            <office:change-info>
              <dc:creator>Unknown Author</dc:creator>
              <dc:date>2020-01-21T20:03:04</dc:date>
            </office:change-info>
          </text:insertion>
        </text:changed-region>
        <text:changed-region xml:id="ct94890315634816" text:id="ct94890315634816">
          <text:deletion>
            <office:change-info>
              <dc:creator>Unknown Author</dc:creator>
              <dc:date>2020-01-21T20:25:09</dc:date>
            </office:change-info>
            <text:p text:style-name="P43"><text:s/>از</text:p>
          </text:deletion>
        </text:changed-region>
        <text:changed-region xml:id="ct94890306769312" text:id="ct94890306769312">
          <text:insertion>
            <office:change-info>
              <dc:creator>Unknown Author</dc:creator>
              <dc:date>2020-01-21T20:24:57</dc:date>
            </office:change-info>
          </text:insertion>
        </text:changed-region>
        <text:changed-region xml:id="ct94890246401024" text:id="ct94890246401024">
          <text:insertion>
            <office:change-info>
              <dc:creator>Unknown Author</dc:creator>
              <dc:date>2020-01-21T20:25:00</dc:date>
            </office:change-info>
          </text:insertion>
        </text:changed-region>
        <text:changed-region xml:id="ct94890316321344" text:id="ct94890316321344">
          <text:deletion>
            <office:change-info>
              <dc:creator>Unknown Author</dc:creator>
              <dc:date>2020-01-21T20:25:20</dc:date>
            </office:change-info>
            <text:p text:style-name="P43"><text:span text:style-name="T36"><text:s text:c="2"/></text:span></text:p>
          </text:deletion>
        </text:changed-region>
        <text:changed-region xml:id="ct94890315580864" text:id="ct94890315580864">
          <text:deletion>
            <office:change-info>
              <dc:creator>Unknown Author</dc:creator>
              <dc:date>2020-01-21T20:24:53</dc:date>
            </office:change-info>
            <text:p text:style-name="P43"/>
            <text:p text:style-name="P43"/>
            <text:p text:style-name="P43"/>
            <text:p text:style-name="P43"/>
            <text:p text:style-name="P43"/>
            <text:p text:style-name="P43"/>
          </text:deletion>
        </text:changed-region>
        <text:changed-region xml:id="ct94890302416256" text:id="ct94890302416256">
          <text:deletion>
            <office:change-info>
              <dc:creator>Unknown Author</dc:creator>
              <dc:date>2020-01-21T20:26:35</dc:date>
            </office:change-info>
            <text:p text:style-name="P26"><text:span text:style-name="T22">وب‌</text:span></text:p>
          </text:deletion>
        </text:changed-region>
        <text:changed-region xml:id="ct94890311173552" text:id="ct94890311173552">
          <text:insertion>
            <office:change-info>
              <dc:creator>Unknown Author</dc:creator>
              <dc:date>2020-01-21T20:26:39</dc:date>
            </office:change-info>
          </text:insertion>
        </text:changed-region>
        <text:changed-region xml:id="ct94890314988256" text:id="ct94890314988256">
          <text:deletion>
            <office:change-info>
              <dc:creator>Unknown Author</dc:creator>
              <dc:date>2020-01-21T20:26:39</dc:date>
            </office:change-info>
            <text:p text:style-name="P26"><text:span text:style-name="T22"><text:s/>یا برنامه‌های مختلف</text:span></text:p>
          </text:deletion>
        </text:changed-region>
        <text:changed-region xml:id="ct94890313063136" text:id="ct94890313063136">
          <text:insertion>
            <office:change-info>
              <dc:creator>Unknown Author</dc:creator>
              <dc:date>2020-01-21T20:26:40</dc:date>
            </office:change-info>
          </text:insertion>
        </text:changed-region>
        <text:changed-region xml:id="ct94890311653376" text:id="ct94890311653376">
          <text:deletion>
            <office:change-info>
              <dc:creator>Unknown Author</dc:creator>
              <dc:date>2020-01-21T20:25:35</dc:date>
            </office:change-info>
            <text:p text:style-name="P26"><text:span text:style-name="T22"><text:line-break/></text:span></text:p>
          </text:deletion>
        </text:changed-region>
        <text:changed-region xml:id="ct94890315632016" text:id="ct94890315632016">
          <text:insertion>
            <office:change-info>
              <dc:creator>Unknown Author</dc:creator>
              <dc:date>2020-01-21T20:25:33</dc:date>
            </office:change-info>
          </text:insertion>
        </text:changed-region>
        <text:changed-region xml:id="ct94890313111024" text:id="ct94890313111024">
          <text:insertion>
            <office:change-info>
              <dc:creator>Unknown Author</dc:creator>
              <dc:date>2020-01-21T20:25:39</dc:date>
            </office:change-info>
          </text:insertion>
        </text:changed-region>
        <text:changed-region xml:id="ct94890315706208" text:id="ct94890315706208">
          <text:insertion>
            <office:change-info>
              <dc:creator>Unknown Author</dc:creator>
              <dc:date>2020-01-21T20:26:14</dc:date>
            </office:change-info>
          </text:insertion>
        </text:changed-region>
        <text:changed-region xml:id="ct94890315637504" text:id="ct94890315637504">
          <text:insertion>
            <office:change-info>
              <dc:creator>Unknown Author</dc:creator>
              <dc:date>2020-01-21T20:25:47</dc:date>
            </office:change-info>
          </text:insertion>
        </text:changed-region>
        <text:changed-region xml:id="ct94890308577328" text:id="ct94890308577328">
          <text:insertion>
            <office:change-info>
              <dc:creator>Unknown Author</dc:creator>
              <dc:date>2020-01-21T19:40:39</dc:date>
            </office:change-info>
          </text:insertion>
        </text:changed-region>
        <text:changed-region xml:id="ct94890310893520" text:id="ct94890310893520">
          <text:insertion>
            <office:change-info>
              <dc:creator>Unknown Author</dc:creator>
              <dc:date>2020-01-21T19:42:34</dc:date>
            </office:change-info>
          </text:insertion>
        </text:changed-region>
        <text:changed-region xml:id="ct94890311460976" text:id="ct94890311460976">
          <text:insertion>
            <office:change-info>
              <dc:creator>Unknown Author</dc:creator>
              <dc:date>2020-01-21T19:43:26</dc:date>
            </office:change-info>
          </text:insertion>
        </text:changed-region>
        <text:changed-region xml:id="ct94890307885504" text:id="ct94890307885504">
          <text:insertion>
            <office:change-info>
              <dc:creator>Unknown Author</dc:creator>
              <dc:date>2020-01-21T19:44:05</dc:date>
            </office:change-info>
          </text:insertion>
        </text:changed-region>
        <text:changed-region xml:id="ct94890315065104" text:id="ct94890315065104">
          <text:insertion>
            <office:change-info>
              <dc:creator>Unknown Author</dc:creator>
              <dc:date>2020-01-21T19:57:14</dc:date>
            </office:change-info>
          </text:insertion>
        </text:changed-region>
        <text:changed-region xml:id="ct94890315317008" text:id="ct94890315317008">
          <text:insertion>
            <office:change-info>
              <dc:creator>Unknown Author</dc:creator>
              <dc:date>2020-01-21T19:58:12</dc:date>
            </office:change-info>
          </text:insertion>
        </text:changed-region>
        <text:changed-region xml:id="ct94890246699008" text:id="ct94890246699008">
          <text:insertion>
            <office:change-info>
              <dc:creator>Unknown Author</dc:creator>
              <dc:date>2020-01-21T20:00:07</dc:date>
            </office:change-info>
          </text:insertion>
        </text:changed-region>
        <text:changed-region xml:id="ct94890315704080" text:id="ct94890315704080">
          <text:insertion>
            <office:change-info>
              <dc:creator>Unknown Author</dc:creator>
              <dc:date>2020-01-21T19:59:19</dc:date>
            </office:change-info>
          </text:insertion>
        </text:changed-region>
        <text:changed-region xml:id="ct94890315911824" text:id="ct94890315911824">
          <text:insertion>
            <office:change-info>
              <dc:creator>Unknown Author</dc:creator>
              <dc:date>2020-01-21T20:00:32</dc:date>
            </office:change-info>
          </text:insertion>
        </text:changed-region>
        <text:changed-region xml:id="ct94890311530592" text:id="ct94890311530592">
          <text:insertion>
            <office:change-info>
              <dc:creator>Unknown Author</dc:creator>
              <dc:date>2020-01-21T20:01:31</dc:date>
            </office:change-info>
          </text:insertion>
        </text:changed-region>
        <text:changed-region xml:id="ct94890311585072" text:id="ct94890311585072">
          <text:insertion>
            <office:change-info>
              <dc:creator>Unknown Author</dc:creator>
              <dc:date>2020-01-21T20:02:33</dc:date>
            </office:change-info>
          </text:insertion>
        </text:changed-region>
        <text:changed-region xml:id="ct94890315570640" text:id="ct94890315570640">
          <text:insertion>
            <office:change-info>
              <dc:creator>Unknown Author</dc:creator>
              <dc:date>2020-01-21T20:03:35</dc:date>
            </office:change-info>
          </text:insertion>
        </text:changed-region>
        <text:changed-region xml:id="ct94890308972304" text:id="ct94890308972304">
          <text:insertion>
            <office:change-info>
              <dc:creator>Unknown Author</dc:creator>
              <dc:date>2020-01-21T20:04:00</dc:date>
            </office:change-info>
          </text:insertion>
        </text:changed-region>
        <text:changed-region xml:id="ct94890314034752" text:id="ct94890314034752">
          <text:insertion>
            <office:change-info>
              <dc:creator>Unknown Author</dc:creator>
              <dc:date>2020-01-21T20:05:01</dc:date>
            </office:change-info>
          </text:insertion>
        </text:changed-region>
        <text:changed-region xml:id="ct94890308484352" text:id="ct94890308484352">
          <text:insertion>
            <office:change-info>
              <dc:creator>Unknown Author</dc:creator>
              <dc:date>2020-01-21T19:39:55</dc:date>
            </office:change-info>
          </text:insertion>
        </text:changed-region>
        <text:changed-region xml:id="ct94890305549872" text:id="ct94890305549872">
          <text:deletion>
            <office:change-info>
              <dc:creator>Unknown Author</dc:creator>
              <dc:date>2020-01-21T19:39:55</dc:date>
            </office:change-info>
            <text:p text:style-name="P46">### Load balancer</text:p>
            <text:p text:style-name="P45"/>
            <text:p text:style-name="P45">This module empowers you to balance the load of traffic on various web servers </text:p>
            <text:p text:style-name="P45">or applications through Active/Passive, Round-Robin or Service Discovery </text:p>
            <text:p text:style-name="P46">approach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4890313888784"/>پراکسی‌سرور لبه </text:p>
      <text:p text:style-name="P6"><text:change-end text:change-id="ct94890313888784"/>پراکسی‌سرور لبه<text:change text:change-id="ct94890315572160"/><text:change-start text:change-id="ct94890311187744"/><text:span text:style-name="T16">(به‌انگلیسی Edge Proxy Server؛ به اختصار </text:span><text:span text:style-name="T17">EPS</text:span><text:span text:style-name="T16">)</text:span><text:change-end text:change-id="ct94890311187744"/> نوعی پراکسی‌سرور <text:span text:style-name="T19">و </text:span>مدیر ترافیک <text:span text:style-name="T19">است که در لبه‌ی شبکه قراردارد و درخواست‌های </text:span><text:change text:change-id="ct94890309258752"/><text:change-start text:change-id="ct94890315301712"/><text:span text:style-name="T19">کاربر</text:span><text:change-end text:change-id="ct94890315301712"/><text:span text:style-name="T19"> (</text:span><text:change-start text:change-id="ct94890314067232"/><text:span text:style-name="T16">به‌انگلیسی </text:span><text:change-end text:change-id="ct94890314067232"/><text:span text:style-name="T19">client) را دریافت کرده سپس در تعامل با سرورهای بالادست پاسخ متناسب را فرآهم می‌کند. از آنجایی که EPS در لبه‌ قرار گرفته، امنیت سامانه را</text:span><text:change text:change-id="ct94890315629184"/><text:change-start text:change-id="ct94890311629648"/><text:span text:style-name="T19"> <text:s/>تا حد قابل قبولی </text:span><text:change-end text:change-id="ct94890311629648"/><text:span text:style-name="T19">تأمین کرده و امروزه به یکی از فناوری‌های اصلی </text:span><text:change text:change-id="ct94890313901520"/><text:change-start text:change-id="ct94890315759264"/><text:span text:style-name="T19">کسب‌و‌کار‌های</text:span><text:change-end text:change-id="ct94890315759264"/><text:span text:style-name="T19"> آنلاین تبدیل شده است. </text:span></text:p>
      <text:p text:style-name="P3">EPS با استفاده از <text:span text:style-name="T22">فناوری‌هایی</text:span> مثل فایروال برنامه های وب (WAF)، <text:span text:style-name="T26">آفلودکننده</text:span> SSL، سرور cache، <text:change text:change-id="ct94890315045712"/><text:change-start text:change-id="ct94890315915264"/><text:span text:style-name="T22">لایه</text:span><text:change-end text:change-id="ct94890315915264"/> محافظ<text:change text:change-id="ct94890307556992"/> در برابر حملات DOS و DDOS<text:span text:style-name="T22">، </text:span><text:change-start text:change-id="ct94890311188384"/><text:span text:style-name="T22">لایه </text:span><text:change-end text:change-id="ct94890311188384"/><text:span text:style-name="T22">متعادل‌کننده بار ترافیکی (load balancer)</text:span><text:change text:change-id="ct94890311701232"/><text:change-start text:change-id="ct94890309455008"/><text:span text:style-name="T22"> </text:span><text:change-end text:change-id="ct94890309455008"/><text:span text:style-name="T22"><text:s/>و دیگر ابزارهای پیشرو،</text:span> زیرساخت <text:change text:change-id="ct94890315389040"/><text:change-start text:change-id="ct94890315785088"/><text:span text:style-name="T21">شما</text:span><text:change-end text:change-id="ct94890315785088"/> را از منظر DevOps، امنیت و عملیات توانمند می‌سازد. </text:p>
      <text:p text:style-name="P2"/>
      <text:p text:style-name="P7">این خدمت شامل مجموعه‌ای از ابزارهای متن‌باز و نرم‌افزارهایی است که توسط گروه نرم‌افزاری آسام توسعه داده شده است. </text:p>
      <text:p text:style-name="P7"/>
      <text:p text:style-name="P24">فایروال برنامه<text:span text:style-name="T30">‌</text:span>های وب (WAF)</text:p>
      <text:p text:style-name="P27"/>
      <text:p text:style-name="P28"><text:change text:change-id="ct94890309557248"/><text:change-start text:change-id="ct94890315160112"/><text:span text:style-name="T23">فایروال برنامه‌های وب (به‌انگلیسی Web Application Firewall؛ به اختصار WAF) </text:span><text:change-end text:change-id="ct94890315160112"/><text:span text:style-name="T23">یک فایروال لایه ۷ است که قابلیت پایش، فیلتر کردن، و مسدودساختن حملات سایبری و ترافیک مضر را داراست. عمده حملات و آسیب‌پذیری‌هایی که این فایروال می‌تواند تشخیص دهد و سامانه را از آن‌ها محافظت کند عبارتند از:</text:span></text:p>
      <text:p text:style-name="P29"/>
      <text:p text:style-name="P30"><text:s text:c="2"/>* <text:span text:style-name="T23">تزریق SQL</text:span> </text:p>
      <text:p text:style-name="P31"><text:s text:c="2"/>* تزریق اسکریپت از طریق <text:span text:style-name="T23">سایت</text:span> (<text:span text:style-name="T23">‌XSS</text:span>) <text:s/></text:p>
      <text:p text:style-name="P31"><text:s text:c="2"/>* گنجاندن فایل </text:p>
      <text:p text:style-name="P30"><text:s text:c="2"/>* <text:span text:style-name="T23">اجرای کد از راه دور</text:span></text:p>
      <text:p text:style-name="P36"/>
      <text:p text:style-name="P37">در این ابزار حالت یادگیری (<text:change-start text:change-id="ct94890315226480"/><text:span text:style-name="T29">به‌انگلیسی </text:span><text:change-end text:change-id="ct94890315226480"/>Learning Mode) در نظر گرفته شده، که برای غنی‌ساختن پایگاه قوانین فایروال بسیار کمک کننده است. <text:span text:style-name="T24">در </text:span>حالت یادگیری با تحلیل لاگ‌ها قبل از پیاده‌سازی EPS این قابلیت فرآهم <text:span text:style-name="T24">می‌شود</text:span> تا مثبت‌های کاذب فایروال به طور چشم‌گیری کاهش یابد. </text:p>
      <text:p text:style-name="P1"/>
      <text:p text:style-name="P1">پراکسی معکوس</text:p>
      <text:p text:style-name="P9">پراکسی معکوس (<text:change-start text:change-id="ct94890311527472"/><text:span text:style-name="T14">به‌انگلیسی </text:span><text:change-end text:change-id="ct94890311527472"/>Reverse proxy) نوعی پراکسی سرور است که منابع<text:change-start text:change-id="ct94890304158208"/> <text:span text:style-name="T46">(</text:span><text:span text:style-name="T14">به‌انگلیسی </text:span><text:span text:style-name="T15">resources</text:span><text:span text:style-name="T46">)</text:span><text:change-end text:change-id="ct94890304158208"/> <text:change-start text:change-id="ct94890311465168"/><text:span text:style-name="T46">متناسب</text:span><text:change-end text:change-id="ct94890311465168"/><text:change text:change-id="ct94890311653616"/> <text:change-start text:change-id="ct94890315860224"/><text:span text:style-name="T46">با </text:span><text:change-end text:change-id="ct94890315860224"/>درخواست‌های یک <text:change text:change-id="ct94890314032144"/><text:change-start text:change-id="ct94890315807792"/><text:span text:style-name="T41">کاربر</text:span><text:change-end text:change-id="ct94890315807792"/> <text:change text:change-id="ct94890315633184"/><text:change-start text:change-id="ct94890314090256"/><text:span text:style-name="T46">را</text:span><text:change-end text:change-id="ct94890314090256"/><text:change text:change-id="ct94890266242784"/><text:span text:style-name="T46"> بیرون شبکه </text:span><text:change-start text:change-id="ct94890315566704"/><text:span text:style-name="T46">زیرساخت شما </text:span><text:change-end text:change-id="ct94890315566704"/><text:change-start text:change-id="ct94890304158480"/><text:span text:style-name="T46">تأمین می‌کند. در حقیقت این لایه </text:span><text:change-end text:change-id="ct94890304158480"/><text:change text:change-id="ct94890311685120"/><text:change-start text:change-id="ct94890309871712"/><text:span text:style-name="T46">درخواست کاربر را</text:span><text:change-end text:change-id="ct94890309871712"/> دریافت و به یک یا چند سرور <text:span text:style-name="T25">بالادست در داخل شبکه</text:span> هدایت می‌کند<text:change-start text:change-id="ct94890307206448"/> <text:span text:style-name="T46">و پاسخ م</text:span><text:change-end text:change-id="ct94890307206448"/><text:change-start text:change-id="ct94890315753296"/><text:span text:style-name="T46">تناسب را بدون دسترسی مستقیم کاربر به سرورهای backend فرآهم می‌کند</text:span><text:change-end text:change-id="ct94890315753296"/>. این ابزار به شما کمک می‌کند سرویس موردنظر از طریق یک خوشه (cluster) امن به <text:change text:change-id="ct94890316512576"/><text:change-start text:change-id="ct94890316858464"/><text:span text:style-name="T41">کاربر</text:span><text:change-end text:change-id="ct94890316858464"/> ارائه شود. هچنین، <text:span text:style-name="T25">این فناوری قابلیت لاگ مرکزی و </text:span><text:change text:change-id="ct94890315457296"/><text:change-start text:change-id="ct94890315923456"/><text:span text:style-name="T25">عیب‌یابی</text:span><text:change-end text:change-id="ct94890315923456"/><text:span text:style-name="T25"> متمرکز را فرآهم می‌کند.</text:span></text:p>
      <text:p text:style-name="P8"/>
      <text:p text:style-name="P10"><text:change-start text:change-id="ct94890311266416"/><text:span text:style-name="T45">لایه </text:span><text:change-end text:change-id="ct94890311266416"/>آفلودکننده SSL</text:p>
      <text:p text:style-name="P11"><text:change-start text:change-id="ct94890313947888"/><text:span text:style-name="T45">این لایه</text:span><text:change-end text:change-id="ct94890313947888"/><text:change text:change-id="ct94890315048704"/> <text:change text:change-id="ct94890246709344"/><text:change-start text:change-id="ct94890315063568"/><text:span text:style-name="T45">می‌تواند عملیات</text:span><text:change-end text:change-id="ct94890315063568"/><text:change text:change-id="ct94890315414560"/> اتمام <text:span text:style-name="T28">(</text:span><text:change-start text:change-id="ct94890195804480"/><text:span text:style-name="T14">به‌انگلیسی </text:span><text:change-end text:change-id="ct94890195804480"/><text:span text:style-name="T28">termination)</text:span> TLS <text:change text:change-id="ct94890314088208"/>را برای <text:change text:change-id="ct94890316298192"/><text:change-start text:change-id="ct94890316308592"/><text:span text:style-name="T45">تمامی</text:span><text:change-end text:change-id="ct94890316308592"/> سرورهای بالادست <text:change text:change-id="ct94890315811328"/><text:change-start text:change-id="ct94890246709952"/><text:span text:style-name="T45">به صورت مرکزی و امن فرآهم کند</text:span><text:change-end text:change-id="ct94890246709952"/><text:change text:change-id="ct94890306976880"/>. <text:span text:style-name="T27">یکی از مهم‌ترین مزایای این روش برطرف ساختن نیاز به‌ اشتراک‌گذاشتن کلیدهای خصوصی با سرور‌های backend است. همچنین</text:span><text:change-start text:change-id="ct94890303721536"/><text:span text:style-name="T27"> این لایه</text:span><text:change-end text:change-id="ct94890303721536"/><text:span text:style-name="T27"> با حذف بار پردازشی رمزگذاری/رمزنگاری (</text:span><text:change-start text:change-id="ct94890246569392"/><text:span text:style-name="T16">به‌انگلیسی </text:span><text:change-end text:change-id="ct94890246569392"/><text:span text:style-name="T27">encryption/decryption) از سرور‌های backend منجر به ارتقای عملکرد سامانه می‌شود. </text:span></text:p>
      <text:p text:style-name="P1"/>
      <text:p text:style-name="P1"><text:soft-page-break/></text:p>
      <text:p text:style-name="P1"/>
      <text:p text:style-name="P1"/>
      <text:p text:style-name="P1"/>
      <text:p text:style-name="P12">مدیر خط‌مشی دسترسی</text:p>
      <text:p text:style-name="P13">مدیر خط مشی (<text:change-start text:change-id="ct94890315834384"/><text:span text:style-name="T16">به‌انگلیسی </text:span><text:change-end text:change-id="ct94890315834384"/>Access Policy Manager) <text:span text:style-name="T29">احراز هویت را در سطح شبکه تحویل محتوا (به‌انگلیسی Content Delivery Network؛ به اختصار CDN) فرآهم می‌کند. به بیان دیگر، این فناوری دسترسی به سامانه‌های حیاتی را از طریق CDN تسهیل می‌کند. </text:span></text:p>
      <text:p text:style-name="P12"/>
      <text:p text:style-name="P14">شتاب‌دهنده سرعت‌صفحه</text:p>
      <text:p text:style-name="P15">این <text:change text:change-id="ct94890314998640"/><text:change-start text:change-id="ct94890308463856"/><text:span text:style-name="T43">لایه</text:span><text:change-end text:change-id="ct94890308463856"/><text:change-start text:change-id="ct94890308973872"/><text:span text:style-name="T43"> امکان‌های متعددی </text:span><text:change-end text:change-id="ct94890308973872"/><text:change text:change-id="ct94890313061424"/><text:change-start text:change-id="ct94890246591760"/><text:span text:style-name="T43">برای بهینه‌سازی </text:span>صفحات HTML <text:s/><text:span text:style-name="T47">سامانه‌های مختل</text:span><text:change-end text:change-id="ct94890246591760"/><text:change-start text:change-id="ct94890265293408"/><text:span text:style-name="T47">ف فرآهم می‌شود که</text:span><text:change-end text:change-id="ct94890265293408"/><text:change text:change-id="ct94890308763600"/><text:change-start text:change-id="ct94890308487216"/> <text:span text:style-name="T47">باعث افزایش سرعت</text:span><text:change-end text:change-id="ct94890308487216"/> <text:change text:change-id="ct94890311529824"/><text:change-start text:change-id="ct94890304024128"/><text:span text:style-name="T47">بارگزاری</text:span><text:change-end text:change-id="ct94890304024128"/> (<text:change-start text:change-id="ct94890316391824"/><text:span text:style-name="T16">به‌انگلیسی </text:span><text:change-end text:change-id="ct94890316391824"/>loading) <text:change text:change-id="ct94890307024448"/><text:change text:change-id="ct94890315580192"/><text:change-start text:change-id="ct94890303174496"/><text:span text:style-name="T47">تمامی سامانه‌های متصل به CDN می‌شود</text:span><text:change-end text:change-id="ct94890303174496"/><text:change text:change-id="ct94890311705648"/><text:change-start text:change-id="ct94890310494208"/>. <text:span text:style-name="T48">برخی از امکانات</text:span><text:change-end text:change-id="ct94890310494208"/><text:change-start text:change-id="ct94890306865760"/><text:span text:style-name="T48"> این لایه عبارتند از</text:span><text:change-end text:change-id="ct94890306865760"/>:</text:p>
      <text:p text:style-name="P32"/>
      <text:p text:style-name="P33"><text:s text:c="2"/>* **<text:span text:style-name="T30">بهینه‌سازی تصاویر** (image optimization) از طریق تغییراندازه پویا (dynamic resizing)، حذف <text:s/>متادیتا و فشرده‌سازی مجدد (recompression)</text:span></text:p>
      <text:p text:style-name="P32"><text:s text:c="2"/>* **<text:span text:style-name="T30">بهینه‌سازی</text:span><text:change-start text:change-id="ct94890315574976"/><text:span text:style-name="T30"> و فشرده‌سازی</text:span><text:change-end text:change-id="ct94890315574976"/><text:span text:style-name="T30"> اسکریپت‌ها** با </text:span><text:change text:change-id="ct94890310917872"/><text:change-start text:change-id="ct94890309980160"/><text:span text:style-name="T30">فشرده‌کردن</text:span><text:change-end text:change-id="ct94890309980160"/><text:span text:style-name="T30"> کدهای CSS و جاوااسکریپت، به‌هم‌چسباندن </text:span><text:change text:change-id="ct94890315575360"/><text:span text:style-name="T30">(concatenation)، inlining و outlining </text:span></text:p>
      <text:p text:style-name="P33">* **<text:span text:style-name="T34">مرتب‌سازی کدهای HTML</text:span>** <text:span text:style-name="T31">با </text:span><text:change text:change-id="ct94890307539600"/><text:change-start text:change-id="ct94890310247824"/><text:span text:style-name="T31">مرتب‌کردن</text:span><text:change-end text:change-id="ct94890310247824"/><text:span text:style-name="T31"> اسکریپت‌های HTML، کوچک‌کردن اندازه payload و بهینه‌سازی رندر شدن در مرورگر (browser rendering)</text:span><text:change-start text:change-id="ct94890315192768"/></text:p>
      <text:p text:style-name="P35"><text:s text:c="2"/>* **<text:span text:style-name="T49">بهینه سازی ترتیب اجرای اسکریپت‌ها و عکس‌های صفحات</text:span>** <text:span text:style-name="T31">با استفاده از روش‌های ‌deferring image and Javascript loading .</text:span><text:change-end text:change-id="ct94890315192768"/></text:p>
      <text:p text:style-name="P34">* **<text:change text:change-id="ct94890314066544"/><text:change-start text:change-id="ct94890311104416"/><text:span text:style-name="T32">زمان‌بندی</text:span><text:change-end text:change-id="ct94890311104416"/><text:span text:style-name="T32"> Cache** با افزایش طول‌عمر (lifetime) برای Cache محتواهایی که ثابت هستند، قابلیت افزایش سرعت بارگیری صفحه بدون تداخل با امکان تغییر محتوای سایت فرآهم می‌شود.</text:span></text:p>
      <text:p text:style-name="P38"/>
      <text:p text:style-name="P38">فشرده‌<text:span text:style-name="T35">ساز</text:span></text:p>
      <text:p text:style-name="P38"/>
      <text:p text:style-name="P39">در این <text:change text:change-id="ct94890311666288"/><text:change-start text:change-id="ct94890315144368"/><text:span text:style-name="T42">لایه</text:span><text:change-end text:change-id="ct94890315144368"/> از <text:span text:style-name="T30">EPS</text:span>، <text:span text:style-name="T33">به‌منظور</text:span> کاهش پهنای باند (<text:span text:style-name="T29">به‌انگلیسی </text:span>bandwidth)، کاهش <text:span text:style-name="T36">تأخیر</text:span> (<text:span text:style-name="T29">به‌انگلیسی</text:span> latency) و بهینه‌سازی جریان داده در مرورگرها، از الگوریتم‌های Brotli و<text:change-start text:change-id="ct94890316101664"/> <text:span text:style-name="T50">یا</text:span><text:change-end text:change-id="ct94890316101664"/> <text:s/>Gzip استفاده می‌شو<text:span text:style-name="T33">د که امکان کاهش پهنای باند را تا نصف پهنای باند مصرفی عادی فرآهم می‌کند. </text:span></text:p>
      <text:p text:style-name="P39"/>
      <text:p text:style-name="P42"><text:change-start text:change-id="ct94890311661120"/><text:span text:style-name="T44">لایه </text:span><text:change-end text:change-id="ct94890311661120"/>محافظ <text:change-start text:change-id="ct94890311423008"/><text:span text:style-name="T20">در برابر </text:span><text:change-end text:change-id="ct94890311423008"/>حملات DOS و DDOS</text:p>
      <text:p text:style-name="P41">این <text:change text:change-id="ct94890311701952"/><text:change-start text:change-id="ct94890307129280"/><text:span text:style-name="T44">لایه</text:span><text:change-end text:change-id="ct94890307129280"/> با ارسال <text:s/>آزمون‌های پاسخ‌چالش ( <text:span text:style-name="T29">به‌انگلیسی</text:span> <text:span text:style-name="T30">challenge–response tests</text:span>) مثل <text:span text:style-name="T38">کپچا (به‌انگلیسی CAPTCHA) </text:span>برای <text:change text:change-id="ct94890308505344"/><text:change-start text:change-id="ct94890313870368"/><text:span text:style-name="T41">کاربرانی</text:span><text:change-end text:change-id="ct94890313870368"/> که درخواست‌های زیاد یا غیرمعمول فرستاده‌اند زیرساخت شما را در برابر حملات DOS و DDOS <text:s/>محافظت می‌کند. <text:span text:style-name="T37">این محافظ به طور هوشمند IP های با فعالیت مشکوک را تشخیص می‌دهد و برای سامانه یک سپر امن در برابر ترافیک مضر ایجاد می‌کند. همچنین این امکان وجود دارد که برای سامانه‌های حساس دسترسی به برنامه پشت CDN بدون وارد کردن کپچا مقدور نباشد. </text:span></text:p>
      <text:p text:style-name="P40"/>
      <text:p text:style-name="P16">محدودکننده تعداد درخواست (Rate limit) </text:p>
      <text:p text:style-name="P43"><text:soft-page-break/>این <text:change text:change-id="ct94890311631024"/><text:change-start text:change-id="ct94890315531328"/><text:span text:style-name="T42">لایه</text:span><text:change-end text:change-id="ct94890315531328"/> امکان محدود کردن کاربران به تعداد مشخصی<text:change text:change-id="ct94890315634816"/> درخواست<text:change-start text:change-id="ct94890306769312"/> <text:span text:style-name="T51">در </text:span><text:change-end text:change-id="ct94890306769312"/><text:change-start text:change-id="ct94890246401024"/><text:span text:style-name="T51">واحد زمان</text:span><text:change-end text:change-id="ct94890246401024"/> را فرآهم می‌کند <text:span text:style-name="T36">به طوری‌که اگر کاربری</text:span><text:change text:change-id="ct94890316321344"/><text:span text:style-name="T36"> بیش‌ از تعداد مشخص شده درخواست ارسال کند با تأخیر در مواجه می‌شود یا درخواستش مسدود می‌شود. </text:span><text:change text:change-id="ct94890315580864"/></text:p>
      <text:p text:style-name="P43"/>
      <text:p text:style-name="P25"><text:span text:style-name="T22"><text:s/>متعادل‌کننده بار ترافیکی</text:span></text:p>
      <text:p text:style-name="P26"><text:span text:style-name="T22"><text:s/>متعادل‌کننده بار ترافیکی (به‌انگلیسی load balancer) شما را توانمند می‌کند تا بار ترافیک را بین </text:span><text:change text:change-id="ct94890302416256"/><text:span text:style-name="T22">سرورها</text:span><text:change-start text:change-id="ct94890311173552"/><text:span text:style-name="T22">ی متعد</text:span><text:change-end text:change-id="ct94890311173552"/><text:change text:change-id="ct94890314988256"/><text:change-start text:change-id="ct94890313063136"/><text:span text:style-name="T22">د سامانه</text:span><text:change-end text:change-id="ct94890313063136"/><text:span text:style-name="T22"> توزیع و متعادل کنید. در این برنامه از رویکردهای فعال/منفعل</text:span><text:change text:change-id="ct94890311653376"/><text:span text:style-name="T22"> (</text:span><text:change-start text:change-id="ct94890315632016"/><text:span text:style-name="T22">به‌انگلیسی </text:span><text:change-end text:change-id="ct94890315632016"/><text:span text:style-name="T22">Active/Passive)، درخواست به‌نوبت (</text:span><text:change-start text:change-id="ct94890313111024"/><text:span text:style-name="T22">به‌انگلیسی </text:span><text:change-end text:change-id="ct94890313111024"/><text:span text:style-name="T22">Round-Robin )، یا </text:span><text:change-start text:change-id="ct94890315706208"/><text:span text:style-name="T22">روش هوشمند </text:span><text:change-end text:change-id="ct94890315706208"/><text:span text:style-name="T22">کشف سرویس (</text:span><text:change-start text:change-id="ct94890315637504"/><text:span text:style-name="T22">به‌انگلیسی </text:span><text:change-end text:change-id="ct94890315637504"/><text:span text:style-name="T22">Service Discovery ) استفاده می‌شود. </text:span></text:p>
      <text:p text:style-name="P25"/>
      <text:p text:style-name="P18"><text:change-start text:change-id="ct94890308577328"/>دسترسی با IP منحصر</text:p>
      <text:p text:style-name="P19"><text:change-end text:change-id="ct94890308577328"/><text:change-start text:change-id="ct94890310893520"/>ویژگی دسترسی با ‌IP منحصر (<text:span text:style-name="T3">به‌انگلیسی </text:span><text:span text:style-name="T30">IP Restrict Access</text:span>) سامانه‌های حیاتی<text:change-end text:change-id="ct94890310893520"/><text:change-start text:change-id="ct94890311460976"/> شما را توانمند می‌کند تا دسترسی به آن از <text:span text:style-name="T39">CDN</text:span> خارج از کشور مقدور نباشد<text:change-end text:change-id="ct94890311460976"/><text:change-start text:change-id="ct94890307885504"/> <text:span text:style-name="T39">یا براساس لیست سیاه یا سفید تنظیم شود. </text:span></text:p>
      <text:p text:style-name="P20"/>
      <text:p text:style-name="P4">سرور cache</text:p>
      <text:p text:style-name="P21">با استفاده از استانداردهای موجود در فضای وب و پروتکل‌های انتقال داده<text:span text:style-name="T40">،</text:span> <text:span text:style-name="T20">سرور cache</text:span> نه<text:span text:style-name="T40">‌</text:span>تنها امکان ‌ذخیره (<text:span text:style-name="T3">به‌انگلیسی </text:span>cache) محتوای ایستا (<text:span text:style-name="T3">به‌انگلیسی </text:span><text:span text:style-name="T30">static contents</text:span>) را دارد بلکه می‌تواند به صورت هوشمند محتوای <text:span text:style-name="T3">وب‌سرورها یا </text:span><text:span text:style-name="T1">اپلیکیشن‌های</text:span><text:span text:style-name="T3"> مختلف </text:span><text:span text:style-name="T1">را ذخیره کند.</text:span><text:span text:style-name="T4"> امکان </text:span><text:span text:style-name="T1">cache </text:span><text:span text:style-name="T4">کردن منابع (</text:span><text:span text:style-name="T3">به‌انگلیسی </text:span><text:span text:style-name="T5">resources</text:span><text:span text:style-name="T4">) منحصر به درخواست‌های مشخص منجر به بهبود معنی‌دار عملکرد سامانه می‌شود به طوری که برای درخواست‌های همانند بعدی</text:span><text:span text:style-name="T18">،</text:span><text:span text:style-name="T4"> سرورهای </text:span><text:span text:style-name="T6">backend </text:span><text:span text:style-name="T4">وادار به پاسخگویی نیستند و سرور </text:span><text:span text:style-name="T2">cache </text:span><text:span text:style-name="T4">منابع را فرآهم می‌کند. </text:span><text:span text:style-name="T7">این ویژگی منجر به ارتقای چشم‌گیر سرعت</text:span><text:span text:style-name="T1"> </text:span><text:span text:style-name="T3">وب‌سرورها یا </text:span><text:span text:style-name="T1">اپلیکیشن‌های</text:span><text:span text:style-name="T7">ی می‌شود که کاربران میهمان زیادی دارند. </text:span></text:p>
      <text:p text:style-name="P21"><text:span text:style-name="T7"/></text:p>
      <text:p text:style-name="P22"><text:span text:style-name="T7">گ</text:span><text:span text:style-name="T1">زارش</text:span><text:span text:style-name="T8">‌گیری</text:span><text:span text:style-name="T1"> خطاهای سمت کاربر</text:span></text:p>
      <text:p text:style-name="P18"><text:change-end text:change-id="ct94890307885504"/><text:change-start text:change-id="ct94890315065104"/></text:p>
      <text:p text:style-name="P23">ابزار <text:span text:style-name="T7">گ</text:span><text:span text:style-name="T9">زارش</text:span><text:span text:style-name="T1">‌گیری</text:span><text:span text:style-name="T9"> خطاهای سمت کاربر </text:span><text:span text:style-name="T1">(</text:span><text:span text:style-name="T3">به‌انگلیسی </text:span><text:span text:style-name="T5">Client-Side Error Reporting</text:span><text:span text:style-name="T1">) </text:span><text:span text:style-name="T10">خطاهایی که در سمت کاربر نهایی </text:span><text:change-end text:change-id="ct94890315065104"/><text:change-start text:change-id="ct94890315317008"/><text:span text:style-name="T10">ایجاد شده‌اند (مثل خطاهای جاوا اسکریپت یا syntax) </text:span><text:change-end text:change-id="ct94890315317008"/><text:change-start text:change-id="ct94890246699008"/><text:span text:style-name="T10">را </text:span><text:change-end text:change-id="ct94890246699008"/><text:change-start text:change-id="ct94890315704080"/><text:span text:style-name="T10">پایش کرده و باتوجه تعداد تکرار خطاها و وابسته به نوع مرورگر و سیستم‌عامل </text:span><text:change-end text:change-id="ct94890315704080"/><text:change-start text:change-id="ct94890315911824"/><text:span text:style-name="T10">آن‌ها را دسته‌بندی می‌کند. مبتنی بر این گزارش‌ها، توسعه‌دهندگان </text:span><text:span text:style-name="T4">سرورهای </text:span><text:span text:style-name="T6">backend </text:span><text:span text:style-name="T10">می‌توانند </text:span><text:change-end text:change-id="ct94890315911824"/><text:change-start text:change-id="ct94890311530592"/><text:span text:style-name="T10">تجربه رابط کاربری (</text:span><text:span text:style-name="T3">به‌انگلیسی </text:span><text:span text:style-name="T5">application interface</text:span><text:span text:style-name="T10">) را <text:s/>پایش کرده و </text:span><text:change-end text:change-id="ct94890311530592"/><text:change-start text:change-id="ct94890311585072"/><text:span text:style-name="T11">سامانه را ارتقا دهند. </text:span><text:span text:style-name="T12">همچنین این لایه </text:span><text:change-end text:change-id="ct94890311585072"/><text:change-start text:change-id="ct94890315570640"/><text:span text:style-name="T13">می‌تواند گواهینامه (</text:span><text:span text:style-name="T3">به‌انگلیسی </text:span><text:span text:style-name="T5">certificate</text:span><text:span text:style-name="T13">) وب‌سرور</text:span><text:change-end text:change-id="ct94890315570640"/><text:change-start text:change-id="ct94890308972304"/><text:span text:style-name="T13">ها را پایش کرده و بازخورد مرورگرها و سیستم‌های عامل را گزارش </text:span><text:change-end text:change-id="ct94890308972304"/><text:change-start text:change-id="ct94890314034752"/><text:span text:style-name="T13">کند. </text:span><text:change-end text:change-id="ct94890314034752"/></text:p>
      <text:p text:style-name="P45"><text:change-start text:change-id="ct94890308484352"/></text:p>
      <text:p text:style-name="P46"><text:change-end text:change-id="ct94890308484352"/><text:change text:change-id="ct94890305549872"/></text:p>
      <text:p text:style-name="P14"/>
      <text:p text:style-name="P17"/>
      <text:p text:style-name="P4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Shabnam" svg:font-family="Shabna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16:58:29.233717714</meta:creation-date>
    <dc:date>2020-01-21T20:27:33.300862760</dc:date>
    <meta:editing-duration>PT2H43M49S</meta:editing-duration>
    <meta:editing-cycles>67</meta:editing-cycles>
    <meta:generator>LibreOffice/6.2.8.2$Linux_X86_64 LibreOffice_project/20$Build-2</meta:generator>
    <meta:document-statistic meta:table-count="0" meta:image-count="0" meta:object-count="0" meta:page-count="3" meta:paragraph-count="38" meta:word-count="1016" meta:character-count="6077" meta:non-whitespace-character-count="5059"/>
  </office:meta>
</office:document-meta>
</file>